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宋体1" svg:font-family="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8.593cm" fo:margin-left="-0.69cm" table:align="left" style:writing-mode="page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1.092cm"/>
    </style:style>
    <style:style style:name="Table1.E" style:family="table-column">
      <style:table-column-properties style:column-width="2.699cm"/>
    </style:style>
    <style:style style:name="Table1.F" style:family="table-column">
      <style:table-column-properties style:column-width="2.203cm"/>
    </style:style>
    <style:style style:name="Table1.G" style:family="table-column">
      <style:table-column-properties style:column-width="2.004cm"/>
    </style:style>
    <style:style style:name="Table1.H" style:family="table-column">
      <style:table-column-properties style:column-width="1.68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18ee8e" fo:background-color="transparent" style:font-name-asian="宋体1" style:font-size-asian="10.5pt" style:font-name-complex="宋体1" style:font-size-complex="10.5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黑体" fo:font-size="6.5pt" fo:font-weight="normal" officeooo:rsid="0015eefa" officeooo:paragraph-rsid="00aa5510" fo:background-color="transparent" style:font-name-asian="宋体1" style:font-size-asian="10.5pt" style:font-name-complex="宋体1" style:font-size-complex="10.5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黑体" fo:font-size="6.5pt" fo:font-weight="normal" officeooo:rsid="0015eefa" officeooo:paragraph-rsid="00d246aa" fo:background-color="transparent" style:font-name-asian="宋体1" style:font-size-asian="10.5pt" style:font-name-complex="宋体1" style:font-size-complex="10.5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黑体" fo:font-size="6.5pt" fo:font-weight="normal" officeooo:rsid="0015eefa" officeooo:paragraph-rsid="00aab986" fo:background-color="transparent" style:font-name-asian="宋体1" style:font-size-asian="10.5pt" style:font-name-complex="宋体1" style:font-size-complex="10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黑体" fo:font-size="6.5pt" fo:font-weight="normal" officeooo:rsid="0015eefa" officeooo:paragraph-rsid="00d9f23e" fo:background-color="transparent" style:font-name-asian="宋体1" style:font-size-asian="6.5pt" style:font-name-complex="宋体1" style:font-size-complex="6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黑体" fo:font-size="8.5pt" fo:font-weight="normal" officeooo:rsid="0015eefa" officeooo:paragraph-rsid="00aa5510" fo:background-color="transparent" style:font-name-asian="宋体1" style:font-size-asian="10.5pt" style:font-name-complex="宋体1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2pt" officeooo:rsid="0015eefa" officeooo:paragraph-rsid="008f1d1a" style:font-name-asian="黑体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5eefa" officeooo:paragraph-rsid="00d246aa" style:font-name-asian="黑体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5eefa" officeooo:paragraph-rsid="0015eefa" style:font-name-asian="黑体" style:font-size-asian="14pt" style:font-size-complex="14pt"/>
    </style:style>
    <style:style style:name="P11" style:family="paragraph" style:parent-style-name="Header">
      <style:paragraph-properties fo:text-align="center" style:justify-single-word="false"/>
      <style:text-properties style:use-window-font-color="true" style:font-name="黑体" fo:font-size="7.5pt" fo:font-weight="normal" officeooo:rsid="0015eefa" officeooo:paragraph-rsid="00463a18" fo:background-color="transparent" style:font-name-asian="宋体1" style:font-size-asian="7.5pt" style:font-name-complex="宋体1" style:font-size-complex="7.5pt"/>
    </style:style>
    <style:style style:name="P12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463a18" fo:background-color="transparent" style:font-name-asian="宋体1" style:font-size-asian="10.5pt" style:font-name-complex="宋体1" style:font-size-complex="10.5pt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黑体" fo:font-size="6.5pt" fo:font-weight="normal" officeooo:rsid="0015eefa" officeooo:paragraph-rsid="00bfc491" fo:background-color="transparent" style:font-name-asian="宋体1" style:font-size-asian="10.5pt" style:font-name-complex="宋体1" style:font-size-complex="10.5pt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黑体" fo:font-size="6.5pt" fo:font-weight="normal" officeooo:rsid="0015eefa" officeooo:paragraph-rsid="00c90763" fo:background-color="transparent" style:font-name-asian="宋体1" style:font-size-asian="10.5pt" style:font-name-complex="宋体1" style:font-size-complex="10.5pt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黑体" fo:font-size="6.5pt" fo:font-weight="normal" officeooo:rsid="0015eefa" officeooo:paragraph-rsid="00ccb045" fo:background-color="transparent" style:font-name-asian="宋体1" style:font-size-asian="10.5pt" style:font-name-complex="宋体1" style:font-size-complex="10.5pt"/>
    </style:style>
    <style:style style:name="P16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officeooo:rsid="0015eefa" officeooo:paragraph-rsid="0018ee8e" style:font-name-asian="黑体" style:font-size-asian="10.5pt" style:font-size-complex="12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6.5pt" fo:font-weight="normal" officeooo:rsid="0015eefa" officeooo:paragraph-rsid="00ba34a2" fo:background-color="transparent" style:font-name-asian="宋体1" style:font-size-asian="10.5pt" style:font-name-complex="宋体1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name-asian="黑体" style:font-size-asian="6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aa5510" officeooo:paragraph-rsid="00aa5510" style:font-name-asian="黑体" style:font-size-asian="6.5pt" style:font-size-complex="12pt"/>
    </style:style>
    <style:style style:name="T1" style:family="text">
      <style:text-properties style:use-window-font-color="true" style:font-name="黑体" fo:font-size="6.5pt" fo:font-weight="normal" fo:background-color="transparent" loext:char-shading-value="0" style:font-name-asian="宋体1" style:font-name-complex="宋体1" style:font-size-complex="10.5pt"/>
    </style:style>
    <style:style style:name="T2" style:family="text">
      <style:text-properties style:use-window-font-color="true" style:font-name="黑体" fo:font-size="8.5pt" fo:font-weight="normal" fo:background-color="transparent" loext:char-shading-value="0" style:font-name-asian="宋体1" style:font-name-complex="宋体1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民航总医院盘库表</text:p>
      <text:p text:style-name="P10"/>
      <text:p text:style-name="P17"><text:placeholder text:placeholder-type="text">&lt;for each="Inventory in records"&gt;</text:placeholder></text:p>
      <text:p text:style-name="P9">部门 ：<text:span text:style-name="T1"><text:placeholder text:placeholder-type="text">&lt;Inventory.start.location_name&gt;</text:placeholder></text:span><text:span text:style-name="T1"> <text:s text:c="14"/>出库日期： <text:s/></text:span><text:span text:style-name="T2"><text:placeholder text:placeholder-type="text">&lt;Inventory.start.move_query_apply[0].processing_time&gt;</text:placeholder></text:span><text:span text:style-name="T1">出库单号： </text:span><text:span text:style-name="T2"><text:placeholder text:placeholder-type="text">&lt;Inventory.start.move_query_apply[0].number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8"><text:s text:c="3"/>产品</text:p>
          </table:table-cell>
          <table:table-cell table:style-name="Table1.A1" office:value-type="string">
            <text:p text:style-name="P18"><text:s/>请领数量</text:p>
          </table:table-cell>
          <table:table-cell table:style-name="Table1.A1" office:value-type="string">
            <text:p text:style-name="P18"><text:s/>实发数量</text:p>
          </table:table-cell>
          <table:table-cell table:style-name="Table1.A1" office:value-type="string">
            <text:p text:style-name="P18">单位</text:p>
          </table:table-cell>
          <table:table-cell table:style-name="Table1.A1" office:value-type="string">
            <text:p text:style-name="P18"><text:s text:c="3"/>批次</text:p>
          </table:table-cell>
          <table:table-cell table:style-name="Table1.A1" office:value-type="string">
            <text:p text:style-name="P18">有效期至</text:p>
          </table:table-cell>
          <table:table-cell table:style-name="Table1.A1" office:value-type="string">
            <text:p text:style-name="P19">零售总价</text:p>
          </table:table-cell>
          <table:table-cell table:style-name="Table1.H1" office:value-type="string">
            <text:p text:style-name="P19">批发总价</text:p>
          </table:table-cell>
        </table:table-row>
        <table:table-row table:style-name="Table1.2">
          <table:table-cell table:style-name="Table1.A2" office:value-type="string">
            <text:p text:style-name="P4"><text:placeholder text:placeholder-type="text">&lt;for each="m in Inventory.start.move_query_apply"&gt;</text:placeholder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><text:placeholder text:placeholder-type="text">&lt;m.product&gt;</text:placeholder></text:p>
          </table:table-cell>
          <table:table-cell table:style-name="Table1.A2" office:value-type="string">
            <text:p text:style-name="P3"><text:placeholder text:placeholder-type="text">&lt;m.odd_numbers&gt;</text:placeholder></text:p>
          </table:table-cell>
          <table:table-cell table:style-name="Table1.A2" office:value-type="string">
            <text:p text:style-name="P3"><text:placeholder text:placeholder-type="text">&lt;m.proposal&gt;</text:placeholder></text:p>
          </table:table-cell>
          <table:table-cell table:style-name="Table1.A2" office:value-type="string">
            <text:p text:style-name="P3"><text:placeholder text:placeholder-type="text">&lt;m.company&gt;</text:placeholder></text:p>
          </table:table-cell>
          <table:table-cell table:style-name="Table1.A2" office:value-type="string">
            <text:p text:style-name="P3"><text:placeholder text:placeholder-type="text">&lt;m.lot&gt;</text:placeholder></text:p>
          </table:table-cell>
          <table:table-cell table:style-name="Table1.A2" office:value-type="string">
            <text:p text:style-name="P3"><text:placeholder text:placeholder-type="text">&lt;m.time&gt;</text:placeholder></text:p>
          </table:table-cell>
          <table:table-cell table:style-name="Table1.A2" office:value-type="string">
            <text:p text:style-name="P3"><text:placeholder text:placeholder-type="text">&lt;m.cost_price&gt;</text:placeholder></text:p>
          </table:table-cell>
          <table:table-cell table:style-name="Table1.H2" office:value-type="string">
            <text:p text:style-name="P5"><text:placeholder text:placeholder-type="text">&lt;m.list_price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5"><text:placeholder text:placeholder-type="text">&lt;/for&gt;</text:placeholder></text:p>
          </table:table-cell>
        </table:table-row>
      </table:table>
      <text:p text:style-name="P13"><text:placeholder text:placeholder-type="text">&lt;/for&gt;</text:placeholder></text:p>
      <text:p text:style-name="P14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"><text:s text:c="2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宋体1" svg:font-family="宋体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writing-mode="page"/>
      <style:text-properties fo:font-size="6pt" style:font-size-asian="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01:51.186000000</meta:creation-date>
    <meta:editing-duration>PT1H49M25S</meta:editing-duration>
    <meta:editing-cycles>61</meta:editing-cycles>
    <meta:generator>LibreOffice/5.2.4.2$MacOSX_X86_64 LibreOffice_project/3d5603e1122f0f102b62521720ab13a38a4e0eb0</meta:generator>
    <dc:date>2017-07-24T11:15:49.456727000</dc:date>
    <meta:document-statistic meta:table-count="1" meta:image-count="0" meta:object-count="0" meta:page-count="1" meta:paragraph-count="24" meta:word-count="69" meta:character-count="383" meta:non-whitespace-character-count="348"/>
  </office:meta>
</office:document-meta>
</file>